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a8f" officeooo:paragraph-rsid="00164a8f"/>
    </style:style>
    <style:style style:name="P2" style:family="paragraph" style:parent-style-name="Standard">
      <style:text-properties officeooo:rsid="00164a8f" officeooo:paragraph-rsid="00164a8f"/>
    </style:style>
    <style:style style:name="P3" style:family="paragraph" style:parent-style-name="Standard">
      <style:text-properties officeooo:rsid="0019d7a9" officeooo:paragraph-rsid="0019d7a9"/>
    </style:style>
    <style:style style:name="T1" style:family="text">
      <style:text-properties officeooo:rsid="001a8116"/>
    </style:style>
    <style:style style:name="T2" style:family="text">
      <style:text-properties officeooo:rsid="001b56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3">As blockchain technology has gained traction, stock exchanges and regulators have begun to see its potential to perform automated, distributed clearing. <text:span text:style-name="T2">Particularly interesting is the fact that an </text:span>unalterable public ledger provides <text:span text:style-name="T1">the opportunity to enforce certain regulations automatically. For example, if we require participants to join the network by exchanging traditional currency for a cryptocurrency, it is trivial to prevent a party from attempting to buy an instrument without sufficient funds. We can take a conservative approach to preventing futures defaults, by requiring participants to hold enough funds to fulfill their end of the contract until it is fulfilled, or we could employ a more advanced model, and allow participants more flexibility, depending on their trustworthiness in their past and the closeness of the contract’s delivery date. In this paper, we describe a blockchain-based stock exchange, as well as the advantages and risks of such an approach. This exchange could be extended to support derivatives as well by adding standardized contracts to the protocol.</text:span></text:p>
      <text:p text:style-name="P1"/>
      <text:p text:style-name="P1"/>
      <text:p text:style-name="P1">Introduction / <text:span text:style-name="T2">related work</text:span></text:p>
      <text:p text:style-name="P1"/>
      <text:p text:style-name="P1"/>
      <text:p text:style-name="P1"/>
      <text:p text:style-name="P1">Related Work</text:p>
      <text:p text:style-name="P1"/>
      <text:p text:style-name="P1"/>
      <text:p text:style-name="P1"/>
      <text:p text:style-name="P1">System model</text:p>
      <text:p text:style-name="P1"/>
      <text:p text:style-name="P1"/>
      <text:p text:style-name="P1"/>
      <text:p text:style-name="P1">Problem statement</text:p>
      <text:p text:style-name="P1"/>
      <text:p text:style-name="P1"/>
      <text:p text:style-name="P1"/>
      <text:p text:style-name="P1">Methods (high-level overview and link to code)</text:p>
      <text:p text:style-name="P1"/>
      <text:p text:style-name="P1"/>
      <text:p text:style-name="P1"/>
      <text:p text:style-name="P1">Results/Conclusions</text:p>
      <text:p text:style-name="P1"/>
      <text:p text:style-name="P1"/>
      <text:p text:style-name="P1"/>
      <text:p text:style-name="P1">Discussion</text:p>
      <text:p text:style-name="P1"/>
      <text:p text:style-name="P1"/>
      <text:p text:style-name="P1">Future Direction:</text:p>
      <text:p text:style-name="P1"/>
      <text:p text:style-name="P1">Standardized smart contracts for implementing derivativ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2:45:32.546172454</meta:creation-date>
    <meta:generator>LibreOffice/5.1.6.2$Linux_X86_64 LibreOffice_project/10m0$Build-2</meta:generator>
    <dc:date>2018-04-23T23:03:14.796930465</dc:date>
    <meta:editing-duration>PT10M5S</meta:editing-duration>
    <meta:editing-cycles>2</meta:editing-cycles>
    <meta:document-statistic meta:table-count="0" meta:image-count="0" meta:object-count="0" meta:page-count="1" meta:paragraph-count="11" meta:word-count="193" meta:character-count="1323" meta:non-whitespace-character-count="1141"/>
  </office:meta>
</office:document-meta>
</file>